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Text_20_body" style:list-style-name="L2">
      <style:paragraph-properties fo:margin-top="0in" fo:margin-bottom="0in"/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3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23405*"/>
    </style:style>
    <style:style style:name="Table1.B" style:family="table-column">
      <style:table-column-properties style:rel-column-width="21064*"/>
    </style:style>
    <style:style style:name="Table1.C" style:family="table-column">
      <style:table-column-properties style:rel-column-width="21064*"/>
    </style:style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17163*"/>
    </style:style>
    <style:style style:name="Table2.B" style:family="table-column">
      <style:table-column-properties style:rel-column-width="23405*"/>
    </style:style>
    <style:style style:name="Table2.C" style:family="table-column">
      <style:table-column-properties style:rel-column-width="24965*"/>
    </style:style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14246*"/>
    </style:style>
    <style:style style:name="Table3.B" style:family="table-column">
      <style:table-column-properties style:rel-column-width="25644*"/>
    </style:style>
    <style:style style:name="Table3.C" style:family="table-column">
      <style:table-column-properties style:rel-column-width="25644*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 style:rel-width="100%"/>
    </style:style>
    <style:style style:name="Table5.A" style:family="table-column">
      <style:table-column-properties style:rel-column-width="14798*"/>
    </style:style>
    <style:style style:name="Table5.B" style:family="table-column">
      <style:table-column-properties style:rel-column-width="23254*"/>
    </style:style>
    <style:style style:name="Table5.C" style:family="table-column">
      <style:table-column-properties style:rel-column-width="27482*"/>
    </style:style>
  </office:automatic-styles>
  <office:body>
    <office:text>
      <text:p text:style-name="Title">Lonelog: Dungeon Crawling Add-on</text:p>
      <text:p text:style-name="Subtitle">Optional Room Tracking for Dungeon Exploration</text:p>
      <text:p text:style-name="Author">Roberto Bisceglie</text:p>
      <text:h text:style-name="Heading_20_1" text:outline-level="1"><text:bookmark-start text:name="dungeon-crawling-add-on"/>Dungeon Crawling Add-on<text:bookmark-end text:name="dungeon-crawling-add-on"/></text:h>
      <text:h text:style-name="Heading_20_2" text:outline-level="2"><text:bookmark-start text:name="overview"/>Overview<text:bookmark-end text:name="overview"/></text:h>
      <text:p text:style-name="First_20_paragraph">Lonelog was built for narrative-driven solo play—the kind where you care more about <text:span text:style-name="T1">what happened and why</text:span> than <text:span text:style-name="T1">where am I and what do I have left</text:span>. Dungeon crawling pulls in a different direction: spatial relationships matter, rooms accumulate state, and you’re constantly asking “did I already loot that chest?”</text:p>
      <text:p text:style-name="Text_20_body">That tension is real. Text notation is never going to replace a good map. But it <text:span text:style-name="T1">can</text:span> help you track <text:span text:style-name="T2">room state</text:span>—what you found, what you cleared, what’s still waiting behind a locked door—alongside the narrative Lonelog already handles well.</text:p>
      <text:p text:style-name="Text_20_body">This add-on introduces one new persistent element: the Room tag <text:span text:style-name="Source_Text">[R:]</text:span>. That’s it. Everything else—actions, rolls, oracle questions, consequences, threads, clocks—stays exactly the same. You’re adding rooms to the vocabulary of things Lonelog can track.</text:p>
      <text:p text:style-name="Text_20_body">If the dungeon is more narrative backdrop than mechanical challenge, or if you’re moving through spaces quickly without tracking state, stick with core Lonelog. The <text:span text:style-name="Source_Text">[L:]</text:span> location tag handles simple spatial context fine. This add-on earns its keep when rooms have meaningful state that changes over time.</text:p>
      <text:p text:style-name="Horizontal_20_Line"/>
      <text:h text:style-name="Heading_20_3" text:outline-level="3"><text:bookmark-start text:name="what-this-add-on-adds"/>What This Add-on Adds<text:bookmark-end text:name="what-this-add-on-add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Addition</text:p>
            </table:table-cell>
            <table:table-cell table:style-name="TableHeaderRowCell" office:value-type="string">
              <text:p text:style-name="Table_20_Heading">Purpose</text:p>
            </table:table-cell>
            <table:table-cell table:style-name="TableHeaderRowCell" office:value-type="string">
              <text:p text:style-name="Table_20_Heading">Exampl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[R:ID\|status]</text:span></text:p>
          </table:table-cell>
          <table:table-cell table:style-name="TableRowCell" office:value-type="string">
            <text:p text:style-name="Table_20_Contents">Track a room’s current exploration state</text:p>
          </table:table-cell>
          <table:table-cell table:style-name="TableRowCell" office:value-type="string">
            <text:p text:style-name="Table_20_Contents"><text:span text:style-name="Source_Text">[R:3\|cleared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[R:ID\|status\|desc]</text:span></text:p>
          </table:table-cell>
          <table:table-cell table:style-name="TableRowCell" office:value-type="string">
            <text:p text:style-name="Table_20_Contents">Room tag with optional description</text:p>
          </table:table-cell>
          <table:table-cell table:style-name="TableRowCell" office:value-type="string">
            <text:p text:style-name="Table_20_Contents"><text:span text:style-name="Source_Text">[R:3\|cleared\|library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exits DIR:ID</text:span></text:p>
          </table:table-cell>
          <table:table-cell table:style-name="TableRowCell" office:value-type="string">
            <text:p text:style-name="Table_20_Contents">Record connections between rooms (optional)</text:p>
          </table:table-cell>
          <table:table-cell table:style-name="TableRowCell" office:value-type="string">
            <text:p text:style-name="Table_20_Contents"><text:span text:style-name="Source_Text">exits N:R2, E:R3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[#R:ID]</text:span></text:p>
          </table:table-cell>
          <table:table-cell table:style-name="TableRowCell" office:value-type="string">
            <text:p text:style-name="Table_20_Contents">Reference a previously established room</text:p>
          </table:table-cell>
          <table:table-cell table:style-name="TableRowCell" office:value-type="string">
            <text:p text:style-name="Table_20_Contents"><text:span text:style-name="Source_Text">[#R:3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[DUNGEON STATUS]</text:span> / <text:span text:style-name="Source_Text">[/DUNGEON STATUS]</text:span></text:p>
          </table:table-cell>
          <table:table-cell table:style-name="TableRowCell" office:value-type="string">
            <text:p text:style-name="Table_20_Contents">Session-opening snapshot of all room states</text:p>
          </table:table-cell>
          <table:table-cell table:style-name="TableRowCell" office:value-type="string">
            <text:p text:style-name="Table_20_Contents">Multiple <text:span text:style-name="Source_Text">[R:]</text:span> tags grouped</text:p>
          </table:table-cell>
        </table:table-row>
      </table:table>
      <text:p text:style-name="First_20_paragraph"><text:span text:style-name="T2">No new core symbols.</text:span> This add-on introduces no additions to <text:span text:style-name="Source_Text">@</text:span>, <text:span text:style-name="Source_Text">?</text:span>, <text:span text:style-name="Source_Text">d:</text:span>, <text:span text:style-name="Source_Text">-&gt;</text:span>, or <text:span text:style-name="Source_Text">=&gt;</text:span>.</text:p>
      <text:p text:style-name="Horizontal_20_Line"/>
      <text:h text:style-name="Heading_20_3" text:outline-level="3"><text:bookmark-start text:name="design-principles"/>Design Principles<text:bookmark-end text:name="design-principles"/></text:h>
      <text:p text:style-name="First_20_paragraph"><text:span text:style-name="T2">State over space.</text:span> A map handles spatial relationships better than text ever will. Room tags track what <text:span text:style-name="T1">changed</text:span>—cleared, looted, locked—not where rooms sit relative to each other. Use the right tool for each job.</text:p>
      <text:p text:style-name="Text_20_body"><text:span text:style-name="T2">Minimal vocabulary.</text:span> One new tag covers the entire add-on. Every other element—scene headers, oracle questions, consequences, clocks—uses the core notation you already know. The cognitive overhead of adding dungeon crawling to a Lonelog session is one tag format.</text:p>
      <text:p text:style-name="Text_20_body"><text:span text:style-name="T2">Map-friendly by design.</text:span> Room tags are built to work alongside a visual map, not replace one. Room IDs connect your log to your map. Mark them on graph paper; reference the same IDs in your tags. The two systems reinforce each other.</text:p>
      <text:p text:style-name="Text_20_body"><text:span text:style-name="T2">Block tags follow the core convention.</text:span> Structural blocks use <text:span text:style-name="Source_Text">[BLOCK]</text:span> / <text:span text:style-name="Source_Text">[/BLOCK]</text:span> bracket syntax — identical to <text:span text:style-name="Source_Text">[COMBAT]</text:span> / <text:span text:style-name="Source_Text">[/COMBAT]</text:span> in the Combat Add-on. For analog notebooks, use <text:span text:style-name="Source_Text">--- BLOCK ---</text:span> / <text:span text:style-name="Source_Text">--- END BLOCK ---</text:span> dashed separators instead.</text:p>
      <text:p text:style-name="Horizontal_20_Line"/>
      <text:h text:style-name="Heading_20_2" text:outline-level="2"><text:bookmark-start text:name="the-room-tag"/>1. The Room Tag<text:bookmark-end text:name="the-room-tag"/></text:h>
      <text:p text:style-name="First_20_paragraph">The Room tag <text:span text:style-name="Source_Text">[R:]</text:span> tracks a room’s current state. It works like any other Lonelog persistent element: you tag it when something changes, update it as the situation evolves, and reference it later.</text:p>
      <text:p text:style-name="Text_20_body"><text:span text:style-name="T2">Format:</text:span></text:p>
      <text:p text:style-name="P1">[R:ID|status|description|exits DIR:ID, DIR:ID]</text:p>
      <text:p text:style-name="First_20_paragraph"><text:span text:style-name="T2">Fields:</text:span></text:p>
      <text:list text:style-name="L1">
        <text:list-item>
          <text:p text:style-name="P2"><text:span text:style-name="Source_Text">ID</text:span> — unique identifier for the room, typically a number (<text:span text:style-name="Source_Text">1</text:span>, <text:span text:style-name="Source_Text">2</text:span>, <text:span text:style-name="Source_Text">3</text:span>) matching your map</text:p>
        </text:list-item>
        <text:list-item>
          <text:p text:style-name="P2"><text:span text:style-name="Source_Text">status</text:span> — current exploration state (see below)</text:p>
        </text:list-item>
        <text:list-item>
          <text:p text:style-name="P2"><text:span text:style-name="Source_Text">description</text:span> — optional brief label to jog your memory</text:p>
        </text:list-item>
        <text:list-item>
          <text:p text:style-name="P2"><text:span text:style-name="Source_Text">exits</text:span> — optional connections to adjacent rooms</text:p>
        </text:list-item>
      </text:list>
      <text:h text:style-name="Heading_20_4" text:outline-level="4"><text:bookmark-start text:name="room-status"/>1.1 Room Status<text:bookmark-end text:name="room-status"/></text:h>
      <text:p text:style-name="First_20_paragraph">Status tells you the current state of a room at a glance. Use whatever terms fit your game:</text:p>
      <text:p text:style-name="P3">[R:1|unexplored] <text:s text:c="9"/>Haven't entered yet</text:p>
      <text:p text:style-name="P4">[R:1|active] <text:s text:c="13"/>Currently exploring</text:p>
      <text:p text:style-name="P5">[R:1|cleared] <text:s text:c="12"/>Enemies defeated or threats resolved</text:p>
      <text:p text:style-name="P6">[R:1|cleared, looted] <text:s text:c="4"/>Cleared and treasure taken</text:p>
      <text:p text:style-name="P7">[R:1|locked] <text:s text:c="13"/>Can't get in yet</text:p>
      <text:p text:style-name="P8">[R:1|trapped] <text:s text:c="12"/>Known hazard present</text:p>
      <text:p text:style-name="P9">[R:1|safe] <text:s text:c="15"/>Verified clear, usable as refuge</text:p>
      <text:p text:style-name="P10">[R:1|collapsed] <text:s text:c="10"/>No longer accessible</text:p>
      <text:p text:style-name="First_20_paragraph">Combine statuses when it makes sense: <text:span text:style-name="Source_Text">cleared, looted</text:span> tells you both that the fight is over <text:span text:style-name="T1">and</text:span> there’s nothing left to grab.</text:p>
      <text:p text:style-name="Text_20_body"><text:span text:style-name="T2">Example — minimal:</text:span></text:p>
      <text:p text:style-name="P11">[R:4|active]</text:p>
      <text:p text:style-name="First_20_paragraph"><text:span text:style-name="T2">Example — expanded:</text:span></text:p>
      <text:p text:style-name="P12">S5 *North corridor*</text:p>
      <text:p text:style-name="P13"/>
      <text:p text:style-name="P14">@ Open the door carefully</text:p>
      <text:p text:style-name="P15">? Is it locked?</text:p>
      <text:p text:style-name="P16">-&gt; No (d6=5)</text:p>
      <text:p text:style-name="P17">=&gt; The door swings open easily.</text:p>
      <text:p text:style-name="P18"/>
      <text:p text:style-name="P19">[R:4|active|storage room, dusty shelves|exits S:R2, E:R5]</text:p>
      <text:p text:style-name="P20"/>
      <text:p text:style-name="P21">@ Search the shelves</text:p>
      <text:p text:style-name="P22">d: Investigation d6=5 vs TN 4 -&gt; Success</text:p>
      <text:p text:style-name="P23">=&gt; I find a rusty key behind a loose brick.</text:p>
      <text:p text:style-name="P24">(note: might open R5?)</text:p>
      <text:p text:style-name="P25"/>
      <text:p text:style-name="P26">? Are there enemies?</text:p>
      <text:p text:style-name="P27">-&gt; No, and... (d6=6)</text:p>
      <text:p text:style-name="P28">=&gt; The room is completely undisturbed. Years of dust.</text:p>
      <text:p text:style-name="P29"/>
      <text:p text:style-name="P30">[R:4|cleared, looted]</text:p>
      <text:h text:style-name="Heading_20_4" text:outline-level="4"><text:bookmark-start text:name="updating-room-status"/>1.2 Updating Room Status<text:bookmark-end text:name="updating-room-status"/></text:h>
      <text:p text:style-name="First_20_paragraph">When a room’s state changes, restate the tag with the new status:</text:p>
      <text:p text:style-name="P31">[R:1|unexplored]</text:p>
      <text:p text:style-name="P32"/>
      <text:p text:style-name="P33">... you enter and fight ...</text:p>
      <text:p text:style-name="P34"/>
      <text:p text:style-name="P35">[R:1|cleared]</text:p>
      <text:p text:style-name="P36"/>
      <text:p text:style-name="P37">... you search ...</text:p>
      <text:p text:style-name="P38"/>
      <text:p text:style-name="P39">[R:1|cleared, looted]</text:p>
      <text:p text:style-name="First_20_paragraph">Or use inline shorthand for a single status addition:</text:p>
      <text:p text:style-name="P40">[R:1|+looted]</text:p>
      <text:h text:style-name="Heading_20_4" text:outline-level="4"><text:bookmark-start text:name="room-descriptions"/>1.3 Room Descriptions<text:bookmark-end text:name="room-descriptions"/></text:h>
      <text:p text:style-name="First_20_paragraph">The description field is optional and brief—just enough to jog your memory:</text:p>
      <text:p text:style-name="P41">[R:1|cleared|guard room]</text:p>
      <text:p text:style-name="P42">[R:2|active|library, candles still lit]</text:p>
      <text:p text:style-name="P43">[R:3|unexplored|sounds of water]</text:p>
      <text:p text:style-name="First_20_paragraph">For richer descriptions, use regular Lonelog narrative after the tag:</text:p>
      <text:p text:style-name="P44">[R:4|active|ritual chamber]</text:p>
      <text:p text:style-name="P45">=&gt; The air hums with energy. A circle of runes glows faintly on the floor.</text:p>
      <text:h text:style-name="Heading_20_4" text:outline-level="4"><text:bookmark-start text:name="reference-tags"/>1.4 Reference Tags<text:bookmark-end text:name="reference-tags"/></text:h>
      <text:p text:style-name="First_20_paragraph">Use <text:span text:style-name="Source_Text">#</text:span> to reference a room you’ve already described, exactly as with NPCs and locations in core Lonelog:</text:p>
      <text:p text:style-name="P46">[R:3|cleared|armory|exits N:R2, W:R4] <text:s text:c="3"/>(first mention)</text:p>
      <text:p text:style-name="P47"/>
      <text:p text:style-name="P48">... later ...</text:p>
      <text:p text:style-name="P49"/>
      <text:p text:style-name="P50">[#R:3] <text:s text:c="35"/>(reference back to it)</text:p>
      <text:p text:style-name="Horizontal_20_Line"/>
      <text:h text:style-name="Heading_20_2" text:outline-level="2"><text:bookmark-start text:name="room-connections"/>2. Room Connections<text:bookmark-end text:name="room-connections"/></text:h>
      <text:p text:style-name="First_20_paragraph">To record which rooms connect where, use the <text:span text:style-name="Source_Text">exits</text:span> keyword inside the tag:</text:p>
      <text:p text:style-name="P51">[R:1|cleared|guard room|exits N:R2, E:R3, S:R4]</text:p>
      <text:p text:style-name="First_20_paragraph">Read this as: “Room 1 is cleared, it’s a guard room, with exits north to Room 2, east to Room 3, and south to Room 4.”</text:p>
      <text:p text:style-name="Text_20_body"><text:span text:style-name="T2">Directional shortcuts:</text:span> <text:span text:style-name="Source_Text">N</text:span>, <text:span text:style-name="Source_Text">S</text:span>, <text:span text:style-name="Source_Text">E</text:span>, <text:span text:style-name="Source_Text">W</text:span>, <text:span text:style-name="Source_Text">NE</text:span>, <text:span text:style-name="Source_Text">NW</text:span>, <text:span text:style-name="Source_Text">SE</text:span>, <text:span text:style-name="Source_Text">SW</text:span>, <text:span text:style-name="Source_Text">U</text:span> (up), <text:span text:style-name="Source_Text">D</text:span> (down).</text:p>
      <text:p text:style-name="Text_20_body">If direction doesn’t matter, just list the connections:</text:p>
      <text:p text:style-name="P52">[R:5|unexplored|exits R4, R6, R7]</text:p>
      <text:p text:style-name="First_20_paragraph"><text:span text:style-name="T2">You don’t have to record exits at all.</text:span> If you’re keeping a visual map, the exits live there and you only need the Room tag for status. The <text:span text:style-name="Source_Text">exits</text:span> keyword is for when you want a fully text-based record, or when you discover a specific connection mid-play:</text:p>
      <text:p text:style-name="P53">=&gt; I find a hidden passage behind the bookshelf!</text:p>
      <text:p text:style-name="P54">[R:3|exits E:R7(secret)]</text:p>
      <text:p text:style-name="First_20_paragraph"><text:span text:style-name="T2">Example — minimal:</text:span></text:p>
      <text:p text:style-name="P55">[R:6|unexplored|exits R5, R8]</text:p>
      <text:p text:style-name="First_20_paragraph"><text:span text:style-name="T2">Example — expanded:</text:span></text:p>
      <text:p text:style-name="P56">@ Check the far wall for exits</text:p>
      <text:p text:style-name="P57">d: Perception d6=6 vs TN 4 -&gt; Success</text:p>
      <text:p text:style-name="P58">=&gt; A concealed door—well-disguised but not locked.</text:p>
      <text:p text:style-name="P59">[R:6|active|crypt|exits W:R5, N:R8, E:R9(secret)]</text:p>
      <text:p text:style-name="P60">(note: update map with R9)</text:p>
      <text:p text:style-name="Horizontal_20_Line"/>
      <text:h text:style-name="Heading_20_2" text:outline-level="2"><text:bookmark-start text:name="the-dungeon-status-block"/>3. The Dungeon Status Block<text:bookmark-end text:name="the-dungeon-status-block"/></text:h>
      <text:p text:style-name="First_20_paragraph">When you sit down for a new session mid-dungeon, you need a snapshot: which rooms are cleared, where haven’t you been, what’s still locked. The <text:span text:style-name="T2">Dungeon Status Block</text:span> gives you that at a glance.</text:p>
      <text:p text:style-name="Text_20_body"><text:span text:style-name="T2">Format:</text:span></text:p>
      <text:p text:style-name="P61">[DUNGEON STATUS]</text:p>
      <text:p text:style-name="P62">[R:1|status|description]</text:p>
      <text:p text:style-name="P63">[R:2|status|description]</text:p>
      <text:p text:style-name="P64">...</text:p>
      <text:p text:style-name="P65">[/DUNGEON STATUS]</text:p>
      <text:p text:style-name="First_20_paragraph"><text:span text:style-name="T2">When to open a block:</text:span> At the top of a session when resuming a dungeon crawl, before your first scene.</text:p>
      <text:p text:style-name="Text_20_body"><text:span text:style-name="T2">When to update it:</text:span> At session end, or at the start of the next session, to reflect what changed.</text:p>
      <text:p text:style-name="Text_20_body"><text:span text:style-name="T2">Example — digital:</text:span></text:p>
      <text:p text:style-name="P66">[DUNGEON STATUS]</text:p>
      <text:p text:style-name="P67">[R:1|cleared, looted|entry cave|exits N:R2, E:R3]</text:p>
      <text:p text:style-name="P68">[R:2|cleared|guard room|exits S:R1, W:R5]</text:p>
      <text:p text:style-name="P69">[R:3|active|library|exits W:R1]</text:p>
      <text:p text:style-name="P70">[R:4|unexplored]</text:p>
      <text:p text:style-name="P71">[R:5|locked|heavy door|exits E:R2]</text:p>
      <text:p text:style-name="P72">[/DUNGEON STATUS]</text:p>
      <text:p text:style-name="First_20_paragraph"><text:span text:style-name="T2">Example — analog:</text:span></text:p>
      <text:p text:style-name="P73">=== Session 3: The Orc Warren ===</text:p>
      <text:p text:style-name="P74">[Date] <text:s text:c="7"/>2025-10-15</text:p>
      <text:p text:style-name="P75">[Duration] <text:s text:c="3"/>1h30</text:p>
      <text:p text:style-name="P76">[Recap] <text:s text:c="6"/>Found the warren entrance. Need to recover the stolen relic.</text:p>
      <text:p text:style-name="P77"/>
      <text:p text:style-name="P78">--- DUNGEON STATUS ---</text:p>
      <text:p text:style-name="P79">R1: cleared, looted (entry cave)</text:p>
      <text:p text:style-name="P80">R2: cleared (guard room)</text:p>
      <text:p text:style-name="P81">R3: active (library)</text:p>
      <text:p text:style-name="P82">R4: unexplored</text:p>
      <text:p text:style-name="P83">R5: locked (heavy door)</text:p>
      <text:p text:style-name="P84">--- END STATUS ---</text:p>
      <text:p text:style-name="First_20_paragraph"><text:span text:style-name="T2">This is a convenience, not a requirement.</text:span> If your dungeon has three rooms, you don’t need a status block—just tag rooms as you go. For larger dungeons, or when picking up a session after a break, it’s a quick way to orient yourself.</text:p>
      <text:p text:style-name="Horizontal_20_Line"/>
      <text:h text:style-name="Heading_20_2" text:outline-level="2"><text:bookmark-start text:name="room-tags-in-play"/>4. Room Tags in Play<text:bookmark-end text:name="room-tags-in-play"/></text:h>
      <text:h text:style-name="Heading_20_4" text:outline-level="4"><text:bookmark-start text:name="rooms-as-scene-headers"/>4.1 Rooms as Scene Headers<text:bookmark-end text:name="rooms-as-scene-headers"/></text:h>
      <text:p text:style-name="First_20_paragraph">Use a Room tag directly in your scene header for compact context:</text:p>
      <text:p text:style-name="P85">S5 [R:4|active] *Storage room, dusty shelves*</text:p>
      <text:p text:style-name="First_20_paragraph">This tells you exactly where the scene takes place without a separate tag line. Some players prefer this to separate scene descriptions and room tags.</text:p>
      <text:h text:style-name="Heading_20_4" text:outline-level="4"><text:bookmark-start text:name="generated-dungeons"/>4.2 Generated Dungeons<text:bookmark-end text:name="generated-dungeons"/></text:h>
      <text:p text:style-name="First_20_paragraph">If you’re generating the dungeon as you go (using random tables or an oracle), record the generation alongside the Room tag:</text:p>
      <text:p text:style-name="P86">@ Open the east door</text:p>
      <text:p text:style-name="P87">tbl: d20=14 -&gt; "Large room, two exits"</text:p>
      <text:p text:style-name="P88"/>
      <text:p text:style-name="P89">? What's inside?</text:p>
      <text:p text:style-name="P90">tbl: d100=67 -&gt; "Library with a trapped chest"</text:p>
      <text:p text:style-name="P91"/>
      <text:p text:style-name="P92">[R:6|active|library, trapped chest|exits W:R3, N:R7]</text:p>
      <text:p text:style-name="First_20_paragraph">The generation rolls tell you <text:span text:style-name="T1">how</text:span> you discovered the room. The Room tag tells you <text:span text:style-name="T1">what it is now</text:span>.</text:p>
      <text:h text:style-name="Heading_20_4" text:outline-level="4"><text:bookmark-start text:name="maps-and-lonelog"/>4.3 Maps and Lonelog<text:bookmark-end text:name="maps-and-lonelog"/></text:h>
      <text:p text:style-name="First_20_paragraph">Let’s be direct: <text:span text:style-name="T2">a visual map is almost always better than text for spatial relationships.</text:span> Graph paper, a digital tool, a quick sketch on a napkin—whatever works. The Room tag’s job isn’t to replace your map. It’s to track state that a map handles poorly: whether a room is cleared, what you found there, how its status changed over play.</text:p>
      <text:p text:style-name="Text_20_body">The recommended split:</text:p>
      <text:list text:style-name="L2">
        <text:list-item>
          <text:p text:style-name="P93"><text:span text:style-name="T2">Map</text:span> handles layout, spatial relationships, and navigation</text:p>
        </text:list-item>
        <text:list-item>
          <text:p text:style-name="P93"><text:span text:style-name="T2">Room tags</text:span> handle state, status changes, and narrative context</text:p>
        </text:list-item>
        <text:list-item>
          <text:p text:style-name="P93"><text:span text:style-name="T2">Core Lonelog</text:span> handles everything else (actions, rolls, consequences, story)</text:p>
        </text:list-item>
      </text:list>
      <text:p text:style-name="First_20_paragraph">Mark room numbers on your map. Use those same numbers in your Room tags. Your map and your log now reference each other seamlessly:</text:p>
      <text:p text:style-name="P94">S7 [R:4] *Checking the altar*</text:p>
      <text:p text:style-name="P95"/>
      <text:p text:style-name="P96">@ Search the altar</text:p>
      <text:p text:style-name="P97">d: Investigation d6=6 vs TN 4 -&gt; Success</text:p>
      <text:p text:style-name="P98">=&gt; Secret compartment! [Thread:Cult Ritual|Open]</text:p>
      <text:p text:style-name="P99">[R:4|cleared, looted]</text:p>
      <text:p text:style-name="P100"/>
      <text:p text:style-name="P101">(note: mark R4 as cleared on map)</text:p>
      <text:p text:style-name="First_20_paragraph">If you want a <text:span text:style-name="T2">fully text-based</text:span> dungeon log with no separate map, the <text:span text:style-name="Source_Text">exits</text:span> keyword lets you reconstruct the layout from your notes. But this is the exception, not the recommendation.</text:p>
      <text:p text:style-name="Horizontal_20_Line"/>
      <text:h text:style-name="Heading_20_2" text:outline-level="2"><text:bookmark-start text:name="cross-add-on-interactions"/>Cross-Add-on Interactions<text:bookmark-end text:name="cross-add-on-interactions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Table_20_Heading">Situation</text:p>
            </table:table-cell>
            <table:table-cell table:style-name="TableHeaderRowCell" office:value-type="string">
              <text:p text:style-name="Table_20_Heading">Add-on(s) Used</text:p>
            </table:table-cell>
            <table:table-cell table:style-name="TableHeaderRowCell" office:value-type="string">
              <text:p text:style-name="Table_20_Heading">Key Tags/Blocks</text:p>
            </table:table-cell>
          </table:table-row>
        </table:table-header-rows>
        <table:table-row>
          <table:table-cell table:style-name="TableRowCell" office:value-type="string">
            <text:p text:style-name="Table_20_Contents">Combat breaks out in a room</text:p>
          </table:table-cell>
          <table:table-cell table:style-name="TableRowCell" office:value-type="string">
            <text:p text:style-name="Table_20_Contents">Dungeon Crawling + Combat</text:p>
          </table:table-cell>
          <table:table-cell table:style-name="TableRowCell" office:value-type="string">
            <text:p text:style-name="Table_20_Contents"><text:span text:style-name="Source_Text">[R:]</text:span>, <text:span text:style-name="Source_Text">[COMBAT]</text:span>, <text:span text:style-name="Source_Text">[F:]</text:span></text:p>
          </table:table-cell>
        </table:table-row>
        <table:table-row>
          <table:table-cell table:style-name="TableRowCell" office:value-type="string">
            <text:p text:style-name="Table_20_Contents">Tracking torches and rations per room</text:p>
          </table:table-cell>
          <table:table-cell table:style-name="TableRowCell" office:value-type="string">
            <text:p text:style-name="Table_20_Contents">Dungeon Crawling + Resource Tracking</text:p>
          </table:table-cell>
          <table:table-cell table:style-name="TableRowCell" office:value-type="string">
            <text:p text:style-name="Table_20_Contents"><text:span text:style-name="Source_Text">[R:]</text:span>, <text:span text:style-name="Source_Text">[Inv:Name\|#]</text:span></text:p>
          </table:table-cell>
        </table:table-row>
        <table:table-row>
          <table:table-cell table:style-name="TableRowCell" office:value-type="string">
            <text:p text:style-name="Table_20_Contents">Combat while tracking resources</text:p>
          </table:table-cell>
          <table:table-cell table:style-name="TableRowCell" office:value-type="string">
            <text:p text:style-name="Table_20_Contents">All three add-ons</text:p>
          </table:table-cell>
          <table:table-cell table:style-name="TableRowCell" office:value-type="string">
            <text:p text:style-name="Table_20_Contents"><text:span text:style-name="Source_Text">[R:]</text:span>, <text:span text:style-name="Source_Text">[COMBAT]</text:span>, <text:span text:style-name="Source_Text">[Inv:]</text:span></text:p>
          </table:table-cell>
        </table:table-row>
      </table:table>
      <text:p text:style-name="First_20_paragraph"><text:span text:style-name="T2">Combined example — Dungeon Crawling + Combat:</text:span></text:p>
      <text:p text:style-name="P102">S6 *Approaching the barracks*</text:p>
      <text:p text:style-name="P103"/>
      <text:p text:style-name="P104">@ Move quietly down the corridor</text:p>
      <text:p text:style-name="P105">d: Stealth d6=4 vs TN 4 -&gt; Success</text:p>
      <text:p text:style-name="P106">=&gt; I creep forward unseen.</text:p>
      <text:p text:style-name="P107"/>
      <text:p text:style-name="P108">[R:5|active|barracks, stench of sweat|exits S:R3, W:R6, N:R7]</text:p>
      <text:p text:style-name="P109"/>
      <text:p text:style-name="P110">? How many guards?</text:p>
      <text:p text:style-name="P111">tbl: d6=3 -&gt; "Three enemies"</text:p>
      <text:p text:style-name="P112">=&gt; Two eating, one sharpening a blade.</text:p>
      <text:p text:style-name="P113"/>
      <text:p text:style-name="P114">[COMBAT]</text:p>
      <text:p text:style-name="P115">[PC:Alex|HP 12|Engaged]</text:p>
      <text:p text:style-name="P116">[F:Guard 1|HP 5|Close|eating]</text:p>
      <text:p text:style-name="P117">[F:Guard 2|HP 5|Close|eating]</text:p>
      <text:p text:style-name="P118">[F:Guard 3|HP 5|Close|alert]</text:p>
      <text:p text:style-name="P119"/>
      <text:p text:style-name="P120">@ Ambush the alert guard first</text:p>
      <text:p text:style-name="P121">d: d20+4=18 vs AC 12 -&gt; Hit, 1d8=7</text:p>
      <text:p text:style-name="P122">=&gt; [F:Guard 3|dead]</text:p>
      <text:p text:style-name="P123"/>
      <text:p text:style-name="P124">@(Guard 1) Grabs weapon and charges</text:p>
      <text:p text:style-name="P125">d: d20+3=11 vs AC 14 -&gt; Miss</text:p>
      <text:p text:style-name="P126"/>
      <text:p text:style-name="P127">R2</text:p>
      <text:p text:style-name="P128">@ Sweep at both remaining guards</text:p>
      <text:p text:style-name="P129">d: d20+4=15 vs AC 12 -&gt; Hit, 1d8=5 =&gt; [F:Guard 1|dead]</text:p>
      <text:p text:style-name="P130">d: d20+4=12 vs AC 12 -&gt; Hit, 1d8=3 =&gt; [F:Guard 2|dead]</text:p>
      <text:p text:style-name="P131"/>
      <text:p text:style-name="P132">[/COMBAT]</text:p>
      <text:p text:style-name="P133">=&gt; Room clear before they could raise an alarm.</text:p>
      <text:p text:style-name="P134">[R:5|cleared]</text:p>
      <text:p text:style-name="P135"/>
      <text:p text:style-name="P136">@ Search the barracks</text:p>
      <text:p text:style-name="P137">tbl: d20=8 -&gt; "Rations and a crude map"</text:p>
      <text:p text:style-name="P138">=&gt; A rough map scratched on hide. Shows rooms to the west!</text:p>
      <text:p text:style-name="P139">[R:5|cleared, looted]</text:p>
      <text:p text:style-name="P140">[R:6|unexplored|marked on orc map]</text:p>
      <text:p text:style-name="P141">(note: update my map with R6)</text:p>
      <text:p text:style-name="Horizontal_20_Line"/>
      <text:h text:style-name="Heading_20_2" text:outline-level="2"><text:bookmark-start text:name="system-adaptations"/>System Adaptations<text:bookmark-end text:name="system-adaptations"/></text:h>
      <text:h text:style-name="Heading_20_3" text:outline-level="3"><text:bookmark-start text:name="osr-systems-old-school-essentials-basicexpert-dd"/>OSR Systems (Old School Essentials, Basic/Expert D&amp;D)<text:bookmark-end text:name="osr-systems-old-school-essentials-basicexpert-dd"/></text:h>
      <text:p text:style-name="First_20_paragraph">Classic dungeon crawl procedures map naturally to this add-on. Turn-based exploration, wandering monster checks, and the six-minute turn structure all generate natural tag update points. Use Room tags at the end of each turn or when something significant changes.</text:p>
      <text:p text:style-name="P142">[DUNGEON STATUS]</text:p>
      <text:p text:style-name="P143">[R:1|cleared, looted|entry hall|exits N:R2, E:R3]</text:p>
      <text:p text:style-name="P144">[R:2|cleared|guard room|exits S:R1, W:R5]</text:p>
      <text:p text:style-name="P145">[R:3|active|crypt|exits W:R1, D:R8]</text:p>
      <text:p text:style-name="P146">[/DUNGEON STATUS]</text:p>
      <text:p text:style-name="P147"/>
      <text:p text:style-name="P148">S4 *R3 – Crypt, turn 3*</text:p>
      <text:p text:style-name="P149"/>
      <text:p text:style-name="P150">@ Search the sarcophagi</text:p>
      <text:p text:style-name="P151">d: 1-in-6 secret door check: d6=2 -&gt; None found</text:p>
      <text:p text:style-name="P152">? Wandering monster check</text:p>
      <text:p text:style-name="P153">-&gt; No (d6=5)</text:p>
      <text:p text:style-name="P154"/>
      <text:p text:style-name="P155">@ Light the wall sconces and examine the inscriptions</text:p>
      <text:p text:style-name="P156">d: INT check d20=8 vs DC 12 -&gt; Fail</text:p>
      <text:p text:style-name="P157">=&gt; The script is too archaic—I can't make sense of it.</text:p>
      <text:p text:style-name="P158">[R:3|cleared]</text:p>
      <text:p text:style-name="P159">(note: torch supply -1 for this turn)</text:p>
      <text:h text:style-name="Heading_20_3" text:outline-level="3"><text:bookmark-start text:name="ironsworn-starforged"/>Ironsworn / Starforged<text:bookmark-end text:name="ironsworn-starforged"/></text:h>
      <text:p text:style-name="First_20_paragraph">Ironsworn’s Delve mechanic uses themed sectors rather than numbered rooms. Map sectors to Room IDs and use the <text:span text:style-name="Source_Text">Delve the Depths</text:span> move result to determine what you find. Progress tracks work naturally alongside Room status.</text:p>
      <text:p text:style-name="P160">[Track:Iron Barrow|Progress 2/10]</text:p>
      <text:p text:style-name="P161"/>
      <text:p text:style-name="P162">[DUNGEON STATUS]</text:p>
      <text:p text:style-name="P163">[R:1|cleared|Threshold – rusted gate|exits N:R2]</text:p>
      <text:p text:style-name="P164">[R:2|active|Shadow – collapsed corridor]</text:p>
      <text:p text:style-name="P165">[/DUNGEON STATUS]</text:p>
      <text:p text:style-name="P166"/>
      <text:p text:style-name="P167">@ Delve the Depths (Shadow theme)</text:p>
      <text:p text:style-name="P168">d: d6+2=7 vs d10=4, d10=9 -&gt; Weak Hit</text:p>
      <text:p text:style-name="P169">tbl: Shadow Feature: d100=44 -&gt; "Symbols of a forsaken god"</text:p>
      <text:p text:style-name="P170">=&gt; I find ritual markings. Progress, but at a cost.</text:p>
      <text:p text:style-name="P171">[Track:Iron Barrow|Progress+2|4/10]</text:p>
      <text:p text:style-name="P172">[R:2|cleared|Shadow – forsaken markings|exits N:R3]</text:p>
      <text:p text:style-name="P173">[R:3|unexplored]</text:p>
      <text:p text:style-name="P174">[Thread:The Forsaken God|Open]</text:p>
      <text:h text:style-name="Heading_20_3" text:outline-level="3"><text:bookmark-start text:name="dungeon-world-pbta"/>Dungeon World (PbtA)<text:bookmark-end text:name="dungeon-world-pbta"/></text:h>
      <text:p text:style-name="First_20_paragraph">Dungeon World generates dungeon content through fictional framing and GM moves rather than room-by-room procedure. Use Room tags loosely—tag significant locations as you discover them, without worrying about exhaustive status tracking.</text:p>
      <text:p text:style-name="P175">@ Discern Realities as I enter the chamber</text:p>
      <text:p text:style-name="P176">d: 2d6+1=10 -&gt; 10+ Hit: ask three questions</text:p>
      <text:p text:style-name="P177"/>
      <text:p text:style-name="P178">? What here is useful or valuable?</text:p>
      <text:p text:style-name="P179">=&gt; A sealed chest on the altar dais.</text:p>
      <text:p text:style-name="P180">? What is about to happen?</text:p>
      <text:p text:style-name="P181">=&gt; The shadows in the corner are moving.</text:p>
      <text:p text:style-name="P182">? Who made this place?</text:p>
      <text:p text:style-name="P183">=&gt; Cult sigils everywhere—same as the ones on the road.</text:p>
      <text:p text:style-name="P184"/>
      <text:p text:style-name="P185">[R:4|active|ritual chamber, living shadows]</text:p>
      <text:p text:style-name="P186">[Thread:The Cult's Purpose|Open]</text:p>
      <text:p text:style-name="Horizontal_20_Line"/>
      <text:h text:style-name="Heading_20_2" text:outline-level="2"><text:bookmark-start text:name="best-practices"/>Best Practices<text:bookmark-end text:name="best-practices"/></text:h>
      <text:p text:style-name="First_20_paragraph"><text:span text:style-name="T2">Do: Use Room tags for state, your map for space</text:span></text:p>
      <text:p text:style-name="P187">✔ [R:4|cleared, looted]</text:p>
      <text:p text:style-name="P188"><text:s text:c="2"/>(note: mark R4 cleared on map)</text:p>
      <text:p text:style-name="First_20_paragraph"><text:span text:style-name="T2">Don’t: Try to replace your map with exit chains</text:span></text:p>
      <text:p text:style-name="P189">✗ [R:1|cleared|exits N:R2, E:R3]</text:p>
      <text:p text:style-name="P190"><text:s text:c="2"/>[R:2|cleared|exits S:R1, N:R4, E:R5]</text:p>
      <text:p text:style-name="P191"><text:s text:c="2"/>[R:3|active|exits W:R1, N:R6, E:R7, SE:R8]</text:p>
      <text:p text:style-name="P192"><text:s text:c="2"/>(This is harder to navigate than a sketch)</text:p>
      <text:p text:style-name="P193"/>
      <text:p text:style-name="P194">✔ Draw the map. Use Room tags only for state.</text:p>
      <text:p text:style-name="First_20_paragraph"><text:span text:style-name="T2">Do: Update status immediately when it changes</text:span></text:p>
      <text:p text:style-name="P195">✔ @ Search the room after the fight</text:p>
      <text:p text:style-name="P196"><text:s text:c="2"/>d: Investigation d6=5 vs TN 4 -&gt; Success</text:p>
      <text:p text:style-name="P197"><text:s text:c="2"/>=&gt; I find a key and some coin.</text:p>
      <text:p text:style-name="P198"><text:s text:c="2"/>[R:3|cleared, looted]</text:p>
      <text:p text:style-name="First_20_paragraph"><text:span text:style-name="T2">Don’t: Leave status ambiguous and reconstruct later</text:span></text:p>
      <text:p text:style-name="P199">✗ (Three scenes of exploration with no tag updates)</text:p>
      <text:p text:style-name="P200"><text:s text:c="2"/>(note: I think R3 and R4 are cleared? need to check)</text:p>
      <text:p text:style-name="P201"/>
      <text:p text:style-name="P202">✔ Tag each change as it happens.</text:p>
      <text:p text:style-name="First_20_paragraph"><text:span text:style-name="T2">Do: Open a Dungeon Status Block when resuming a session</text:span></text:p>
      <text:p text:style-name="P203">✔ === Session 4 ===</text:p>
      <text:p text:style-name="P204"><text:s text:c="2"/>[DUNGEON STATUS]</text:p>
      <text:p text:style-name="P205"><text:s text:c="2"/>[R:1|cleared, looted|entry]</text:p>
      <text:p text:style-name="P206"><text:s text:c="2"/>[R:2|cleared|barracks]</text:p>
      <text:p text:style-name="P207"><text:s text:c="2"/>[R:3|unexplored]</text:p>
      <text:p text:style-name="P208"><text:s text:c="2"/>[R:4|locked|iron door]</text:p>
      <text:p text:style-name="P209"><text:s text:c="2"/>[/DUNGEON STATUS]</text:p>
      <text:p text:style-name="First_20_paragraph"><text:span text:style-name="T2">Don’t: Reconstruct dungeon state by scanning the whole log</text:span></text:p>
      <text:p text:style-name="P210">✗ (Scrolling back through two sessions of notes to figure out</text:p>
      <text:p text:style-name="P211"><text:s text:c="3"/>which rooms are cleared)</text:p>
      <text:p text:style-name="P212"/>
      <text:p text:style-name="P213">✔ Write the status block at session end. Start the next session</text:p>
      <text:p text:style-name="P214"><text:s text:c="2"/>with a current picture.</text:p>
      <text:p text:style-name="First_20_paragraph"><text:span text:style-name="T2">Do: Keep descriptions brief in the tag, expand in prose</text:span></text:p>
      <text:p text:style-name="P215">✔ [R:7|active|throne room]</text:p>
      <text:p text:style-name="P216"><text:s text:c="2"/>=&gt; The ceiling is forty feet high. A cracked obsidian throne</text:p>
      <text:p text:style-name="P217"><text:s text:c="2"/>dominates the far wall. Something has nested in it recently.</text:p>
      <text:p text:style-name="First_20_paragraph"><text:span text:style-name="T2">Don’t: Overload the tag with narrative detail</text:span></text:p>
      <text:p text:style-name="P218">✗ [R:7|active|massive vaulted throne room, cracked obsidian throne</text:p>
      <text:p text:style-name="P219"><text:s text:c="3"/>on a raised dais, old nesting material and bones, forty-foot ceiling,</text:p>
      <text:p text:style-name="P220"><text:s text:c="3"/>faded tapestries depicting a forgotten dynasty, cold draft from the north]</text:p>
      <text:p text:style-name="Horizontal_20_Line"/>
      <text:h text:style-name="Heading_20_2" text:outline-level="2"><text:bookmark-start text:name="quick-reference"/>Quick Reference<text:bookmark-end text:name="quick-reference"/></text:h>
      <text:h text:style-name="Heading_20_3" text:outline-level="3"><text:bookmark-start text:name="new-tags"/>New Tags<text:bookmark-end text:name="new-tag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Table_20_Heading">Tag</text:p>
            </table:table-cell>
            <table:table-cell table:style-name="TableHeaderRowCell" office:value-type="string">
              <text:p text:style-name="Table_20_Heading">Purpose</text:p>
            </table:table-cell>
            <table:table-cell table:style-name="TableHeaderRowCell" office:value-type="string">
              <text:p text:style-name="Table_20_Heading">Exampl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[R:ID\|status]</text:span></text:p>
          </table:table-cell>
          <table:table-cell table:style-name="TableRowCell" office:value-type="string">
            <text:p text:style-name="Table_20_Contents">Room with status only</text:p>
          </table:table-cell>
          <table:table-cell table:style-name="TableRowCell" office:value-type="string">
            <text:p text:style-name="Table_20_Contents"><text:span text:style-name="Source_Text">[R:3\|cleared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[R:ID\|status\|desc]</text:span></text:p>
          </table:table-cell>
          <table:table-cell table:style-name="TableRowCell" office:value-type="string">
            <text:p text:style-name="Table_20_Contents">Room with description</text:p>
          </table:table-cell>
          <table:table-cell table:style-name="TableRowCell" office:value-type="string">
            <text:p text:style-name="Table_20_Contents"><text:span text:style-name="Source_Text">[R:3\|cleared\|library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[R:ID\|status\|desc\|exits]</text:span></text:p>
          </table:table-cell>
          <table:table-cell table:style-name="TableRowCell" office:value-type="string">
            <text:p text:style-name="Table_20_Contents">Room with connections</text:p>
          </table:table-cell>
          <table:table-cell table:style-name="TableRowCell" office:value-type="string">
            <text:p text:style-name="Table_20_Contents"><text:span text:style-name="Source_Text">[R:3\|cleared\|library\|exits W:R1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[R:ID\|+status]</text:span></text:p>
          </table:table-cell>
          <table:table-cell table:style-name="TableRowCell" office:value-type="string">
            <text:p text:style-name="Table_20_Contents">Add a status inline</text:p>
          </table:table-cell>
          <table:table-cell table:style-name="TableRowCell" office:value-type="string">
            <text:p text:style-name="Table_20_Contents"><text:span text:style-name="Source_Text">[R:3\|+looted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[#R:ID]</text:span></text:p>
          </table:table-cell>
          <table:table-cell table:style-name="TableRowCell" office:value-type="string">
            <text:p text:style-name="Table_20_Contents">Reference an established room</text:p>
          </table:table-cell>
          <table:table-cell table:style-name="TableRowCell" office:value-type="string">
            <text:p text:style-name="Table_20_Contents"><text:span text:style-name="Source_Text">[#R:3]</text:span></text:p>
          </table:table-cell>
        </table:table-row>
      </table:table>
      <text:h text:style-name="Heading_20_3" text:outline-level="3"><text:bookmark-start text:name="status-terms"/>Status Terms<text:bookmark-end text:name="status-terms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Status</text:p>
            </table:table-cell>
            <table:table-cell table:style-name="TableHeaderRowCell" office:value-type="string">
              <text:p text:style-name="Table_20_Heading">Meaning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unexplored</text:span></text:p>
          </table:table-cell>
          <table:table-cell table:style-name="TableRowCell" office:value-type="string">
            <text:p text:style-name="Table_20_Contents">Haven’t entered yet</text:p>
          </table:table-cell>
        </table:table-row>
        <table:table-row>
          <table:table-cell table:style-name="TableRowCell" office:value-type="string">
            <text:p text:style-name="Table_20_Contents"><text:span text:style-name="Source_Text">active</text:span></text:p>
          </table:table-cell>
          <table:table-cell table:style-name="TableRowCell" office:value-type="string">
            <text:p text:style-name="Table_20_Contents">Currently exploring</text:p>
          </table:table-cell>
        </table:table-row>
        <table:table-row>
          <table:table-cell table:style-name="TableRowCell" office:value-type="string">
            <text:p text:style-name="Table_20_Contents"><text:span text:style-name="Source_Text">cleared</text:span></text:p>
          </table:table-cell>
          <table:table-cell table:style-name="TableRowCell" office:value-type="string">
            <text:p text:style-name="Table_20_Contents">Threats resolved</text:p>
          </table:table-cell>
        </table:table-row>
        <table:table-row>
          <table:table-cell table:style-name="TableRowCell" office:value-type="string">
            <text:p text:style-name="Table_20_Contents"><text:span text:style-name="Source_Text">cleared, looted</text:span></text:p>
          </table:table-cell>
          <table:table-cell table:style-name="TableRowCell" office:value-type="string">
            <text:p text:style-name="Table_20_Contents">Cleared and searched</text:p>
          </table:table-cell>
        </table:table-row>
        <table:table-row>
          <table:table-cell table:style-name="TableRowCell" office:value-type="string">
            <text:p text:style-name="Table_20_Contents"><text:span text:style-name="Source_Text">locked</text:span></text:p>
          </table:table-cell>
          <table:table-cell table:style-name="TableRowCell" office:value-type="string">
            <text:p text:style-name="Table_20_Contents">Cannot enter yet</text:p>
          </table:table-cell>
        </table:table-row>
        <table:table-row>
          <table:table-cell table:style-name="TableRowCell" office:value-type="string">
            <text:p text:style-name="Table_20_Contents"><text:span text:style-name="Source_Text">trapped</text:span></text:p>
          </table:table-cell>
          <table:table-cell table:style-name="TableRowCell" office:value-type="string">
            <text:p text:style-name="Table_20_Contents">Known hazard present</text:p>
          </table:table-cell>
        </table:table-row>
        <table:table-row>
          <table:table-cell table:style-name="TableRowCell" office:value-type="string">
            <text:p text:style-name="Table_20_Contents"><text:span text:style-name="Source_Text">safe</text:span></text:p>
          </table:table-cell>
          <table:table-cell table:style-name="TableRowCell" office:value-type="string">
            <text:p text:style-name="Table_20_Contents">Verified clear, usable as refuge</text:p>
          </table:table-cell>
        </table:table-row>
        <table:table-row>
          <table:table-cell table:style-name="TableRowCell" office:value-type="string">
            <text:p text:style-name="Table_20_Contents"><text:span text:style-name="Source_Text">collapsed</text:span></text:p>
          </table:table-cell>
          <table:table-cell table:style-name="TableRowCell" office:value-type="string">
            <text:p text:style-name="Table_20_Contents">No longer accessible</text:p>
          </table:table-cell>
        </table:table-row>
      </table:table>
      <text:h text:style-name="Heading_20_3" text:outline-level="3"><text:bookmark-start text:name="structural-blocks"/>Structural Blocks<text:bookmark-end text:name="structural-blocks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Table_20_Heading">Block</text:p>
            </table:table-cell>
            <table:table-cell table:style-name="TableHeaderRowCell" office:value-type="string">
              <text:p text:style-name="Table_20_Heading">Opens When</text:p>
            </table:table-cell>
            <table:table-cell table:style-name="TableHeaderRowCell" office:value-type="string">
              <text:p text:style-name="Table_20_Heading">Closes When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[DUNGEON STATUS]</text:span> / <text:span text:style-name="Source_Text">[/DUNGEON STATUS]</text:span></text:p>
          </table:table-cell>
          <table:table-cell table:style-name="TableRowCell" office:value-type="string">
            <text:p text:style-name="Table_20_Contents">Session start when resuming a dungeon</text:p>
          </table:table-cell>
          <table:table-cell table:style-name="TableRowCell" office:value-type="string">
            <text:p text:style-name="Table_20_Contents">Replaced by updated block next session</text:p>
          </table:table-cell>
        </table:table-row>
      </table:table>
      <text:h text:style-name="Heading_20_3" text:outline-level="3"><text:bookmark-start text:name="directional-shortcuts"/>Directional Shortcuts<text:bookmark-end text:name="directional-shortcuts"/></text:h>
      <text:p text:style-name="First_20_paragraph"><text:span text:style-name="Source_Text">N</text:span> <text:span text:style-name="Source_Text">S</text:span> <text:span text:style-name="Source_Text">E</text:span> <text:span text:style-name="Source_Text">W</text:span> <text:span text:style-name="Source_Text">NE</text:span> <text:span text:style-name="Source_Text">NW</text:span> <text:span text:style-name="Source_Text">SE</text:span> <text:span text:style-name="Source_Text">SW</text:span> <text:span text:style-name="Source_Text">U</text:span> (up) <text:span text:style-name="Source_Text">D</text:span> (down)</text:p>
      <text:h text:style-name="Heading_20_3" text:outline-level="3"><text:bookmark-start text:name="complete-example"/>Complete Example<text:bookmark-end text:name="complete-example"/></text:h>
      <text:p text:style-name="P221">[DUNGEON STATUS]</text:p>
      <text:p text:style-name="P222">[R:1|cleared, looted|entry cave|exits N:R2, E:R3]</text:p>
      <text:p text:style-name="P223">[R:2|unexplored] [R:3|unexplored]</text:p>
      <text:p text:style-name="P224">[/DUNGEON STATUS]</text:p>
      <text:p text:style-name="P225"/>
      <text:p text:style-name="P226">S7 *North passage*</text:p>
      <text:p text:style-name="P227"/>
      <text:p text:style-name="P228">@ Approach R2 quietly</text:p>
      <text:p text:style-name="P229">d: Stealth d6=4 vs TN 4 -&gt; Success</text:p>
      <text:p text:style-name="P230"/>
      <text:p text:style-name="P231">[R:2|active|barracks|exits S:R1, W:R4]</text:p>
      <text:p text:style-name="P232">? Enemies? -&gt; Yes (d6=2) =&gt; Two guards, armed.</text:p>
      <text:p text:style-name="P233">...combat...</text:p>
      <text:p text:style-name="P234">[R:2|cleared, looted]</text:p>
      <text:p text:style-name="P235">[R:4|unexplored|marked on guard's map]</text:p>
      <text:p text:style-name="Horizontal_20_Line"/>
      <text:h text:style-name="Heading_20_2" text:outline-level="2"><text:bookmark-start text:name="faq"/>FAQ<text:bookmark-end text:name="faq"/></text:h>
      <text:p text:style-name="First_20_paragraph"><text:span text:style-name="T2">Q: Do I need a separate map, or can I use exits to track layout?</text:span> A: A visual map is almost always better for layout and navigation. Use exits in your Room tags only when you want a fully text-based record, or when you discover a specific connection (like a secret door) that’s worth noting in the log. For everything else, draw the map.</text:p>
      <text:p text:style-name="Text_20_body"><text:span text:style-name="T2">Q: What Room ID system should I use?</text:span> A: Numbers are simplest (<text:span text:style-name="Source_Text">R1</text:span>, <text:span text:style-name="Source_Text">R2</text:span>, <text:span text:style-name="Source_Text">R3</text:span>) and match naturally to a numbered map. You can also use codes that reflect structure (<text:span text:style-name="Source_Text">R1-A</text:span>, <text:span text:style-name="Source_Text">R1-B</text:span> for sub-rooms, or <text:span text:style-name="Source_Text">L1-1</text:span>, <text:span text:style-name="Source_Text">L1-2</text:span> for level-and-room). Use whatever helps you connect tags to your map at a glance.</text:p>
      <text:p text:style-name="Text_20_body"><text:span text:style-name="T2">Q: Can I use this alongside the Combat Add-on?</text:span> A: Yes—they’re designed to work together. When combat breaks out in a room, open a <text:span text:style-name="Source_Text">[COMBAT]</text:span> block inside the scene. When it ends, close it and update the Room tag status. The Cross-Add-on Interactions section has a full example.</text:p>
      <text:p text:style-name="Text_20_body"><text:span text:style-name="T2">Q: What if I’m using a published dungeon with its own room numbering?</text:span> A: Use the published room numbers as your IDs. <text:span text:style-name="Source_Text">[R:12|cleared|Goblin Warrens p.4]</text:span> works perfectly—the published map handles layout, the tag handles state.</text:p>
      <text:p text:style-name="Text_20_body"><text:span text:style-name="T2">Q: How does the Dungeon Status Block work in an analog notebook?</text:span> A: Write it with dashed separators: <text:span text:style-name="Source_Text">--- DUNGEON STATUS ---</text:span>. List one room per line with status and a brief label. Cross out or update entries as rooms change. At the start of each new session, write a fresh status block with current information rather than patching the old one.</text:p>
      <text:p text:style-name="Text_20_body"><text:span text:style-name="T2">Q: Do I need to tag every room I pass through?</text:span> A: Only rooms where something worth tracking happens. If you walk through an empty corridor, you don’t need a tag—just describe it in prose. Tag rooms when their status has meaning: when you clear them, find something, lock them, or need to return later.</text:p>
      <text:p text:style-name="Text_20_body"><text:span text:style-name="T2">Q: What about dungeon features that aren’t rooms—corridors, traps, doors?</text:span> A: Use core Lonelog notation. Doors and traps are events (<text:span text:style-name="Source_Text">[E:]</text:span>) or temporary context in prose. Corridors usually don’t need persistent tracking. The Room tag is specifically for spaces with ongoing state that matters across multiple scenes or sessions.</text:p>
      <text:p text:style-name="Horizontal_20_Line"/>
      <text:h text:style-name="Heading_20_2" text:outline-level="2"><text:bookmark-start text:name="credits-license"/>Credits &amp; License<text:bookmark-end text:name="credits-license"/></text:h>
      <text:p text:style-name="First_20_paragraph">© 2025 Roberto Bisceglie</text:p>
      <text:p text:style-name="Text_20_body">This add-on extends <text:a xlink:type="simple" xlink:href="https://zeruhur.itch.io/lonelog" office:name=""><text:span text:style-name="Definition">Lonelog</text:span></text:a> by Roberto Bisceglie.</text:p>
      <text:p text:style-name="Text_20_body">Written to address the <text:a xlink:type="simple" xlink:href="https://www.reddit.com/r/Solo_Roleplaying/comments/1qxkee5/comment/o4v01rk/" office:name=""><text:span text:style-name="Definition">request</text:span></text:a> of u/Jollto13 on r/Solo_Roleplaying.</text:p>
      <text:p text:style-name="Text_20_body"><text:span text:style-name="T2">Version History:</text:span></text:p>
      <text:list text:style-name="L3">
        <text:list-item>
          <text:p text:style-name="P236">v 1.1.0: Block tags unified with <text:span text:style-name="Source_Text">[BLOCK]</text:span>/<text:span text:style-name="Source_Text">[/BLOCK]</text:span> convention; design principles updated</text:p>
        </text:list-item>
        <text:list-item>
          <text:p text:style-name="P236">v 1.0.0: Rewritten as a compliant add-on (previously “Dungeon Crawling Module”)</text:p>
        </text:list-item>
      </text:list>
      <text:p text:style-name="First_20_paragraph">This work is licensed under the <text:span text:style-name="T2">Creative Commons Attribution-ShareAlike 4.0 International License</text:span>.</text:p>
      <text:p text:style-name="Text_20_body">You are free to share and adapt this material, provided you give appropriate credit and distribute adaptations under the same license. Session logs and play records created using this add-on’s notation are your own work and are not subject to this licen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3</meta:generator>
    <dc:title>Lonelog: Dungeon Crawling Add-on</dc:title>
    <dc:description/>
    <dc:subject/>
    <meta:keyword/>
    <dc:language>en</dc:language>
    <meta:initial-creator>Roberto Bisceglie</meta:initial-creator>
    <dc:creator>Roberto Bisceglie</dc:creator>
    <meta:creation-date>2026-03-10T07:36:05Z</meta:creation-date>
    <dc:date>2026-03-10T07:36:05Z</dc:date>
    <meta:user-defined meta:name="authors" meta:value-type="string"/>
    <meta:user-defined meta:name="biblio-config" meta:value-type="string">True</meta:user-defined>
    <meta:user-defined meta:name="by-author" meta:value-type="string"/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license" meta:value-type="string"/>
    <meta:user-defined meta:name="license-image" meta:value-type="string">by-sa.png</meta:user-defined>
    <meta:user-defined meta:name="logo-image" meta:value-type="string">logo.png</meta:user-defined>
    <meta:user-defined meta:name="parent" meta:value-type="string">Lonelog v1.3.0</meta:user-defined>
    <meta:user-defined meta:name="requires" meta:value-type="string">Core Notation (§3)</meta:user-defined>
    <meta:user-defined meta:name="subtitle" meta:value-type="string">Optional Room Tracking for Dungeon Exploration</meta:user-defined>
    <meta:user-defined meta:name="toc-title" meta:value-type="string">Table of contents</meta:user-defined>
    <meta:user-defined meta:name="version" meta:value-type="string">1.1.0</meta:user-defined>
  </office:meta>
</office:document-meta>
</file>